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515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5pt" style:font-size-asian="15pt" style:font-size-complex="15pt"/>
    </style:style>
    <style:style style:name="ce2" style:family="table-cell" style:parent-style-name="Default">
      <style:text-properties style:font-name="Ubuntu" fo:font-size="11pt" style:font-size-asian="11pt" style:font-size-complex="11pt"/>
    </style:style>
    <style:style style:name="ce3" style:family="table-cell" style:parent-style-name="Default">
      <style:text-properties style:font-name="Ubuntu" fo:font-size="11pt" style:font-name-asian="Noto Sans CJK SC Regular" style:font-size-asian="11pt" style:font-name-complex="FreeSans" style:font-size-complex="11pt"/>
    </style:style>
    <style:style style:name="ce4" style:family="table-cell" style:parent-style-name="Default">
      <style:text-properties fo:color="#000000" style:font-name="Ubuntu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inking</text:p>
          </table:table-cell>
          <table:table-cell table:style-name="ce4" office:value-type="string" calcext:value-type="string">
            <text:p>Stroke Imaginary Bear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Salute with right ha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Salute with left ha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Salute with less seriousness with right hand 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reetings</text:p>
          </table:table-cell>
          <table:table-cell table:style-name="ce3" office:value-type="string" calcext:value-type="string">
            <text:p>Salute with less seriousness with left hand 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Karaoke 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Fake suicide with gun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Tip hat with right ha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Raise Left hand to show something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Weighting the decisions with both hands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Tip hat with left ha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ody Talk</text:p>
          </table:table-cell>
          <table:table-cell table:style-name="ce3" office:value-type="string" calcext:value-type="string">
            <text:p>Raise Left hand to show something on its side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ody Talk</text:p>
          </table:table-cell>
          <table:table-cell table:style-name="ce3" office:value-type="string" calcext:value-type="string">
            <text:p>Raise Right hand to show something on its side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Blow a kiss with right ha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hinking</text:p>
          </table:table-cell>
          <table:table-cell table:style-name="ce3" office:value-type="string" calcext:value-type="string">
            <text:p>Cup head with right ha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Blow my mind but in an angry way: “But… but Why”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Hands on hip: “Really?”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Hands on hip and whip head: “Hnm!”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“Get off my Lawn!”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ody Talk</text:p>
          </table:table-cell>
          <table:table-cell table:style-name="ce4" office:value-type="string" calcext:value-type="string">
            <text:p>Turn head around to check surrounding <text:s/>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egative</text:p>
          </table:table-cell>
          <table:table-cell table:style-name="ce4" office:value-type="string" calcext:value-type="string">
            <text:p>Look and feet and hand (Low Power)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Look at time piece and look at use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Shake head, gradually lower hea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Swing arms back and forth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Lean back and raise both fist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urprised</text:p>
          </table:table-cell>
          <table:table-cell office:value-type="string" calcext:value-type="string">
            <text:p>Gasp and lean back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Refuse, and look away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urprised</text:p>
          </table:table-cell>
          <table:table-cell office:value-type="string" calcext:value-type="string">
            <text:p>Quick! Shield your eyes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Hands on hip , shake hea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ody Talk</text:p>
          </table:table-cell>
          <table:table-cell table:style-name="ce3" office:value-type="string" calcext:value-type="string">
            <text:p>Weighting the decisions with both hands and body swaying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Shake head and raise left ha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Hands on head, <text:s/>lean forward and shake head looking devastate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urprised</text:p>
          </table:table-cell>
          <table:table-cell office:value-type="string" calcext:value-type="string">
            <text:p>I'm late! I'm late! For a very important date! No time to say hello, goodbye! I'm late! I'm late! I'm late!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ry and wipe tear with heads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ry and wipe tear with arms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Look down and swing arms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Lower head, raise both hands and apologize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Sneak a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Swing body back and forth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Look and point at watch: “Time to go”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Cough w/ right ha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Point at someone and wave hands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Cough w/ left ha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urprised</text:p>
          </table:table-cell>
          <table:table-cell office:value-type="string" calcext:value-type="string">
            <text:p>Look at its left and get startled 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urprised</text:p>
          </table:table-cell>
          <table:table-cell office:value-type="string" calcext:value-type="string">
            <text:p>Look at hands in anxiety 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ist Pump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Fidgeting with both index fingers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Raise the roof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Wanted to say something but hesitated (Speechless Stickguy Meme)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Lean forward and look defeate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hinking</text:p>
          </table:table-cell>
          <table:table-cell table:style-name="ce3" office:value-type="string" calcext:value-type="string">
            <text:p>Scratch chin with right hand and think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Dance with both hands swaying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Raise left hand and observe environment 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One hand on hip and leans in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Hands on hip, lean back and nod confidently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Bow lightly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Fake running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Laughing hysterically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Thumbs up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Brent Rambo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niff, and rub belly, signaling for food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Lean forward and giggle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Get scare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Laugh like the old British queen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Oh you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Hands on hip, lean back and nod “oh yeah”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Nod repeatedly 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Find an lost item and try to get people’s attention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Try to calm user with both hands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Try to calm user with left hands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omfort</text:p>
          </table:table-cell>
          <table:table-cell table:style-name="ce3" office:value-type="string" calcext:value-type="string">
            <text:p>Try to calm user with right hands</text:p>
          </table:table-cell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Lean back and act surprised</text:p>
          </table:table-cell>
          <table:table-cell table:number-columns-repeated="102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See a fly and catch it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layful</text:p>
          </table:table-cell>
          <table:table-cell table:style-name="ce3" office:value-type="string" calcext:value-type="string">
            <text:p>See a fly and try to catch it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Mewo with right hand scratching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Mewo with both hands scratching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Blow kiss with two hands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Look up and look exhausted </text:p>
          </table:table-cell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Hands cover head and swing upper body frantically</text:p>
          </table:table-cell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Bow sincerely 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Playful</text:p>
          </table:table-cell>
          <table:table-cell office:value-type="string" calcext:value-type="string">
            <text:p>Jokingly fly away</text:p>
          </table:table-cell>
          <table:table-cell table:number-columns-repeated="1021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Food</text:p>
          </table:table-cell>
          <table:table-cell office:value-type="string" calcext:value-type="string">
            <text:p>Rub and pat belly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Shake head violently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Negative</text:p>
          </table:table-cell>
          <table:table-cell office:value-type="string" calcext:value-type="string">
            <text:p>“La La La” I can’t hear you 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Playful</text:p>
          </table:table-cell>
          <table:table-cell office:value-type="string" calcext:value-type="string">
            <text:p>Air Guitar 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Juggle and miss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Scratch back</text:p>
          </table:table-cell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Orchestra conductor</text:p>
          </table:table-cell>
          <table:table-cell table:number-columns-repeated="102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ttention</text:p>
          </table:table-cell>
          <table:table-cell table:style-name="ce3" office:value-type="string" calcext:value-type="string">
            <text:p>One hand on hip and yell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Gesture the person on its left to come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Bottoms up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Drive, crash, and get mad</text:p>
          </table:table-cell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Flex right arm</text:p>
          </table:table-cell>
          <table:table-cell table:number-columns-repeated="102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Lift Weight</text:p>
          </table:table-cell>
          <table:table-cell table:number-columns-repeated="102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Look at sky curiously </text:p>
          </table:table-cell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Peek-a-boo</text:p>
          </table:table-cell>
          <table:table-cell table:number-columns-repeated="102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Tie hands in back and cock its head</text:p>
          </table:table-cell>
          <table:table-cell table:number-columns-repeated="102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Act shy and sway hands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Signal for duel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Knock head with right head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Poses for KungFu</text:p>
          </table:table-cell>
          <table:table-cell table:number-columns-repeated="102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Look at item at right hand and give to user</text:p>
          </table:table-cell>
          <table:table-cell table:number-columns-repeated="102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Check time piece</text:p>
          </table:table-cell>
          <table:table-cell table:number-columns-repeated="102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Draw a heart</text:p>
          </table:table-cell>
          <table:table-cell table:number-columns-repeated="102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Total hulk out</text:p>
          </table:table-cell>
          <table:table-cell table:number-columns-repeated="102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Search for something, then find and show it</text:p>
          </table:table-cell>
          <table:table-cell table:number-columns-repeated="102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Examine hands</text:p>
          </table:table-cell>
          <table:table-cell table:number-columns-repeated="102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Yawn</text:p>
          </table:table-cell>
          <table:table-cell table:number-columns-repeated="102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play goalie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Scratch behind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ipe off tear with the back of right hand</text:p>
          </table:table-cell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Thinking</text:p>
          </table:table-cell>
          <table:table-cell table:style-name="ce3" office:value-type="string" calcext:value-type="string">
            <text:p>Scratch head</text:p>
          </table:table-cell>
          <table:table-cell table:number-columns-repeated="102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Comfort</text:p>
          </table:table-cell>
          <table:table-cell table:style-name="ce3" office:value-type="string" calcext:value-type="string">
            <text:p>Scratch knee</text:p>
          </table:table-cell>
          <table:table-cell table:number-columns-repeated="102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Rosie the Riveter</text:p>
          </table:table-cell>
          <table:table-cell table:number-columns-repeated="102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Flew right arm show dominance </text:p>
          </table:table-cell>
          <table:table-cell table:number-columns-repeated="102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Playful</text:p>
          </table:table-cell>
          <table:table-cell table:style-name="ce3" office:value-type="string" calcext:value-type="string">
            <text:p>Flew both arm show dominance </text:p>
          </table:table-cell>
          <table:table-cell table:number-columns-repeated="102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Smashes Table</text:p>
          </table:table-cell>
          <table:table-cell table:number-columns-repeated="102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It’s a bird! It’s a a plane! It’s (censored)!</text:p>
          </table:table-cell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Attention</text:p>
          </table:table-cell>
          <table:table-cell table:style-name="ce3" office:value-type="string" calcext:value-type="string">
            <text:p>(censored) taking off</text:p>
          </table:table-cell>
          <table:table-cell table:number-columns-repeated="102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Stretch, try to reach toe</text:p>
          </table:table-cell>
          <table:table-cell table:number-columns-repeated="102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Take picture with a camera</text:p>
          </table:table-cell>
          <table:table-cell table:number-columns-repeated="102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ach out hand and look around</text:p>
          </table:table-cell>
          <table:table-cell table:number-columns-repeated="102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Swaying and dancing</text:p>
          </table:table-cell>
          <table:table-cell table:number-columns-repeated="102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Hands on hip , swaying and dancing</text:p>
          </table:table-cell>
          <table:table-cell table:number-columns-repeated="102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o the Zombie</text:p>
          </table:table-cell>
          <table:table-cell table:number-columns-repeated="102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Applaud</text:p>
          </table:table-cell>
          <table:table-cell table:number-columns-repeated="102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Bow Elegantly</text:p>
          </table:table-cell>
          <table:table-cell table:number-columns-repeated="102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Peace sign</text:p>
          </table:table-cell>
          <table:table-cell table:number-columns-repeated="1021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14:14:42.585548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5:06:27.693568711</meta:creation-date>
    <dc:date>2018-08-03T14:25:18.534868270</dc:date>
    <meta:editing-duration>PT1H8M51S</meta:editing-duration>
    <meta:editing-cycles>9</meta:editing-cycles>
    <meta:generator>LibreOffice/5.1.6.2$Linux_X86_64 LibreOffice_project/10m0$Build-2</meta:generator>
    <meta:document-statistic meta:table-count="1" meta:cell-count="387" meta:object-count="0"/>
  </office:meta>
</office:document-meta>
</file>